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serif" style:font-family-generic="roman" style:font-pitch="variable"/>
    <style:font-face style:name="arial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2b0c"/>
    </style:style>
    <style:style style:name="P2" style:family="paragraph" style:parent-style-name="Text_20_body">
      <style:paragraph-properties fo:margin-top="0cm" fo:margin-bottom="0cm" loext:contextual-spacing="false" style:line-height-at-least="0.45cm" fo:orphans="2" fo:widows="2"/>
      <style:text-properties officeooo:paragraph-rsid="00142b0c"/>
    </style:style>
    <style:style style:name="P3" style:family="paragraph" style:parent-style-name="Text_20_body">
      <style:paragraph-properties fo:margin-top="0cm" fo:margin-bottom="0cm" loext:contextual-spacing="false" style:line-height-at-least="0.45cm" fo:orphans="2" fo:widows="2"/>
      <style:text-properties fo:color="#000000" style:font-name="arial" fo:font-size="10.5pt" fo:font-weight="bold" officeooo:paragraph-rsid="00142b0c" style:font-size-asian="10.5pt" style:font-weight-asian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42b0c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1c506" officeooo:paragraph-rsid="00142b0c"/>
    </style:style>
    <style:style style:name="P6" style:family="paragraph" style:parent-style-name="Standard">
      <style:text-properties officeooo:paragraph-rsid="00142b0c"/>
    </style:style>
    <style:style style:name="P7" style:family="paragraph" style:parent-style-name="Standard" style:master-page-name="Standard">
      <style:paragraph-properties style:page-number="auto"/>
      <style:text-properties officeooo:paragraph-rsid="00142b0c"/>
    </style:style>
    <style:style style:name="T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officeooo:rsid="00142b0c" style:font-size-asian="12pt" style:font-style-asian="normal" style:font-weight-asian="normal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bold" style:font-size-asian="12pt" style:font-style-asian="normal" style:font-weight-asian="bold" style:font-weight-complex="bold"/>
    </style:style>
    <style:style style:name="T4" style:family="text">
      <style:text-properties fo:font-variant="normal" fo:text-transform="none" fo:color="#222222" style:font-name="Times New Roman" fo:font-size="12pt" fo:letter-spacing="normal" fo:font-style="normal" fo:font-weight="bold" officeooo:rsid="00142b0c" style:font-size-asian="12pt" style:font-style-asian="normal" style:font-weight-asian="bold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/>
    </style:style>
    <style:style style:name="T6" style:family="text">
      <style:text-properties fo:font-variant="normal" fo:text-transform="none" fo:color="#000000" style:font-name="arial" fo:font-size="10.5pt" fo:letter-spacing="normal" fo:font-style="normal" fo:font-weight="bold" style:font-size-asian="10.5pt" style:font-style-asian="normal" style:font-weight-asian="bold"/>
    </style:style>
    <style:style style:name="T7" style:family="text">
      <style:text-properties fo:font-variant="normal" fo:text-transform="none" fo:color="#000000" style:font-name="arial" fo:font-size="10.5pt" fo:letter-spacing="normal" fo:font-style="normal" fo:font-weight="bold" officeooo:rsid="00142b0c" style:font-size-asian="10.5pt" style:font-style-asian="normal" style:font-weight-asian="bold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ext:p text:style-name="P6"><text:tab/><text:tab/><text:tab/><text:tab/><text:tab/>Account details</text:p>
      <text:p text:style-name="P6"/>
      <text:p text:style-name="P1"><text:span text:style-name="T1">Bank Name<text:tab/>: </text:span><text:span text:style-name="T4">SBI</text:span><text:span text:style-name="T3"> Bank</text:span></text:p>
      <text:p text:style-name="P1"><text:span text:style-name="T1">Account No<text:tab/>: </text:span><text:span text:style-name="T4">31460884176</text:span></text:p>
      <text:p text:style-name="P1"><text:span text:style-name="T1">Holder’s name: </text:span><text:span text:style-name="T3">Chandresh Kumar Maurya</text:span></text:p>
      <text:p text:style-name="P2"><text:span text:style-name="T1">IFSC code<text:tab/></text:span><text:span text:style-name="T5">: </text:span><text:span text:style-name="T7">SBIN0030524</text:span></text:p>
      <text:p text:style-name="P3"/>
      <text:p text:style-name="P4"><text:span text:style-name="T8">Branch</text:span><text:span text:style-name="T6"><text:tab/><text:tab/>: <text:s/></text:span><text:span text:style-name="T7">SIMROL, Indore</text:span></text:p>
      <text:p text:style-name="P4"><text:span text:style-name="T7"/></text:p>
      <text:p text:style-name="P5"><text:span text:style-name="T8">Mob: <text:s/></text:span><text:span text:style-name="T6"><text:s text:c="14"/>: +91 7975642427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serif" style:font-family-generic="roman" style:font-pitch="variable"/>
    <style:font-face style:name="arial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0:45:34.131421098</meta:creation-date>
    <dc:date>2021-02-25T20:51:09.861625915</dc:date>
    <meta:editing-duration>PT6S</meta:editing-duration>
    <meta:editing-cycles>1</meta:editing-cycles>
    <meta:document-statistic meta:table-count="0" meta:image-count="0" meta:object-count="0" meta:page-count="1" meta:paragraph-count="7" meta:word-count="28" meta:character-count="185" meta:non-whitespace-character-count="142"/>
    <meta:generator>LibreOffice/6.2.8.2$Linux_X86_64 LibreOffice_project/20$Build-2</meta:generator>
  </office:meta>
</office:document-meta>
</file>